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 Uralic" svg:font-family="'Mono Uralic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1198" officeooo:paragraph-rsid="001b1198"/>
    </style:style>
    <style:style style:name="P2" style:family="paragraph" style:parent-style-name="Standard">
      <style:text-properties officeooo:rsid="001d6466" officeooo:paragraph-rsid="001b1198"/>
    </style:style>
    <style:style style:name="P3" style:family="paragraph" style:parent-style-name="Standard">
      <style:text-properties officeooo:rsid="001b5d33" officeooo:paragraph-rsid="001b5d33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1198" officeooo:paragraph-rsid="001b1198" style:font-weight-asian="bold" style:font-weight-complex="bold"/>
    </style:style>
    <style:style style:name="P5" style:family="paragraph" style:parent-style-name="Standard">
      <style:paragraph-properties fo:margin-left="1.27cm" fo:margin-right="0cm" fo:text-indent="-0.635cm" style:auto-text-indent="false"/>
      <style:text-properties officeooo:rsid="001d6466" officeooo:paragraph-rsid="001b1198"/>
    </style:style>
    <style:style style:name="P6" style:family="paragraph" style:parent-style-name="Table_20_Contents">
      <style:text-properties officeooo:rsid="00157b9d" officeooo:paragraph-rsid="001b1198"/>
    </style:style>
    <style:style style:name="P7" style:family="paragraph" style:parent-style-name="Table_20_Contents">
      <style:text-properties fo:font-weight="bold" officeooo:rsid="00157b9d" officeooo:paragraph-rsid="001b1198" style:font-weight-asian="bold" style:font-weight-complex="bold"/>
    </style:style>
    <style:style style:name="P8" style:family="paragraph" style:parent-style-name="Table_20_Contents">
      <style:text-properties officeooo:rsid="00168ff9" officeooo:paragraph-rsid="001b1198"/>
    </style:style>
    <style:style style:name="P9" style:family="paragraph" style:parent-style-name="Table_20_Contents">
      <style:text-properties officeooo:paragraph-rsid="001b1198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  <style:text-properties officeooo:rsid="001d6466" officeooo:paragraph-rsid="001b1198"/>
    </style:style>
    <style:style style:name="T1" style:family="text">
      <style:text-properties officeooo:rsid="001b1198"/>
    </style:style>
    <style:style style:name="T2" style:family="text">
      <style:text-properties officeooo:rsid="001d6466"/>
    </style:style>
    <style:style style:name="T3" style:family="text">
      <style:text-properties officeooo:rsid="001f6fe4"/>
    </style:style>
    <style:style style:name="T4" style:family="text">
      <style:text-properties style:font-name="Mono Uralic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d9d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çon 3 : les clauses alternatives et répétitives</text:p>
      <text:p text:style-name="P1"/>
      <text:p text:style-name="P1"><text:span text:style-name="T5">1) </text:span>Faire un programme Lecon_3_1 qui demande la taille et le poids et affiche le gabarit s<text:span text:style-name="T6">e</text:span>lon le tableau ci-dessous.</text:p>
      <text:p text:style-name="P1"/>
      <text:p text:style-name="P1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Taille</text:p>
          </table:table-cell>
          <table:table-cell table:style-name="Tableau2.C1" office:value-type="string">
            <text:p text:style-name="P7">Affiche</text:p>
          </table:table-cell>
        </table:table-row>
        <table:table-row>
          <table:table-cell table:style-name="Tableau2.A2" office:value-type="string">
            <text:p text:style-name="P7">Poids</text:p>
          </table:table-cell>
          <table:table-cell table:style-name="Tableau2.A2" office:value-type="string">
            <text:p text:style-name="P9"/>
          </table:table-cell>
          <table:table-cell table:style-name="Tableau2.C2" office:value-type="string">
            <text:p text:style-name="P9"/>
          </table:table-cell>
        </table:table-row>
        <table:table-row>
          <table:table-cell table:style-name="Tableau2.A2" office:value-type="string">
            <text:p text:style-name="P6">Compris entre 50 et 60kg</text:p>
          </table:table-cell>
          <table:table-cell table:style-name="Tableau2.A2" office:value-type="string">
            <text:p text:style-name="P6">Comprise entre 140 et 150</text:p>
          </table:table-cell>
          <table:table-cell table:style-name="Tableau2.C2" office:value-type="string">
            <text:p text:style-name="P6">Petit gabarit homogène</text:p>
          </table:table-cell>
        </table:table-row>
        <table:table-row>
          <table:table-cell table:style-name="Tableau2.A2" office:value-type="string">
            <text:p text:style-name="P6">Compris entre 50 et 60kg</text:p>
          </table:table-cell>
          <table:table-cell table:style-name="Tableau2.A2" office:value-type="string">
            <text:p text:style-name="P6">Comprise entre 151 et 160</text:p>
          </table:table-cell>
          <table:table-cell table:style-name="Tableau2.C2" office:value-type="string">
            <text:p text:style-name="P6">Un peu mince</text:p>
          </table:table-cell>
        </table:table-row>
        <table:table-row>
          <table:table-cell table:style-name="Tableau2.A2" office:value-type="string">
            <text:p text:style-name="P6">Compris entre 50 et 60kg</text:p>
          </table:table-cell>
          <table:table-cell table:style-name="Tableau2.A2" office:value-type="string">
            <text:p text:style-name="P6">Comprise entre 161 et 170</text:p>
          </table:table-cell>
          <table:table-cell table:style-name="Tableau2.C2" office:value-type="string">
            <text:p text:style-name="P6">Mince</text:p>
          </table:table-cell>
        </table:table-row>
        <table:table-row>
          <table:table-cell table:style-name="Tableau2.A2" office:value-type="string">
            <text:p text:style-name="P6">Compris entre 50 et 60kg</text:p>
          </table:table-cell>
          <table:table-cell table:style-name="Tableau2.A2" office:value-type="string">
            <text:p text:style-name="P6">Au delà de 171</text:p>
          </table:table-cell>
          <table:table-cell table:style-name="Tableau2.C2" office:value-type="string">
            <text:p text:style-name="P6">Il faut manger plus</text:p>
          </table:table-cell>
        </table:table-row>
        <table:table-row>
          <table:table-cell table:style-name="Tableau2.A2" office:value-type="string">
            <text:p text:style-name="P6">Entre 61 et et 75 kg</text:p>
          </table:table-cell>
          <table:table-cell table:style-name="Tableau2.A2" office:value-type="string">
            <text:p text:style-name="P6">Comprise entre 140 et 150</text:p>
          </table:table-cell>
          <table:table-cell table:style-name="Tableau2.C2" office:value-type="string">
            <text:p text:style-name="P6">Pataud</text:p>
          </table:table-cell>
        </table:table-row>
        <table:table-row>
          <table:table-cell table:style-name="Tableau2.A2" office:value-type="string">
            <text:p text:style-name="P6">Entre 61 et et 75 kg</text:p>
          </table:table-cell>
          <table:table-cell table:style-name="Tableau2.A2" office:value-type="string">
            <text:p text:style-name="P6">Comprise entre 151 et 165</text:p>
          </table:table-cell>
          <table:table-cell table:style-name="Tableau2.C2" office:value-type="string">
            <text:p text:style-name="P6">Moyen, mais proportionné</text:p>
          </table:table-cell>
        </table:table-row>
        <table:table-row>
          <table:table-cell table:style-name="Tableau2.A2" office:value-type="string">
            <text:p text:style-name="P6">Entre 61 et et 75 kg</text:p>
          </table:table-cell>
          <table:table-cell table:style-name="Tableau2.A2" office:value-type="string">
            <text:p text:style-name="P8">Au delà de 165</text:p>
          </table:table-cell>
          <table:table-cell table:style-name="Tableau2.C2" office:value-type="string">
            <text:p text:style-name="P8">Normal</text:p>
          </table:table-cell>
        </table:table-row>
        <table:table-row>
          <table:table-cell table:style-name="Tableau2.A2" office:value-type="string">
            <text:p text:style-name="P8">Au delà de 90 kg</text:p>
          </table:table-cell>
          <table:table-cell table:style-name="Tableau2.A2" office:value-type="string">
            <text:p text:style-name="P8">En <text:span text:style-name="T1">deçà</text:span> de 180</text:p>
          </table:table-cell>
          <table:table-cell table:style-name="Tableau2.C2" office:value-type="string">
            <text:p text:style-name="P8">Un peu gros</text:p>
          </table:table-cell>
        </table:table-row>
        <table:table-row>
          <table:table-cell table:style-name="Tableau2.A2" office:value-type="string">
            <text:p text:style-name="P8">Autres cas</text:p>
          </table:table-cell>
          <table:table-cell table:style-name="Tableau2.A2" office:value-type="string">
            <text:p text:style-name="P8">Autres cas</text:p>
          </table:table-cell>
          <table:table-cell table:style-name="Tableau2.C2" office:value-type="string">
            <text:p text:style-name="P8">Dans les normes</text:p>
          </table:table-cell>
        </table:table-row>
      </table:table>
      <text:p text:style-name="P1"/>
      <text:p text:style-name="P1"/>
      <text:p text:style-name="P1"><text:span text:style-name="T5">2) </text:span>Adapter ce programme Lecon3_2 de telle sorte qu’il demande le gabarit de la personne, la taille et affiche le poids associé.</text:p>
      <text:p text:style-name="P1"/>
      <text:p text:style-name="P1">(pour la saisie du gabarit, ne pas faire saisir la phrase, mais un numéro c’est plus simple).</text:p>
      <text:p text:style-name="P1"/>
      <text:p text:style-name="P1"><text:span text:style-name="T5">3)</text:span> C<text:span text:style-name="T2">réer un programme </text:span>lecon_3_3<text:span text:style-name="T2"> qui réponde au cahier des charges suivant :</text:span></text:p>
      <text:list xml:id="list580522286" text:style-name="WWNum2">
        <text:list-header>
          <text:p text:style-name="P10"/>
        </text:list-header>
      </text:list>
      <text:p text:style-name="P5">L’utilisateur saisit un nombre entier (entre 0 et 999<text:span text:style-name="T1">9</text:span>999 inclus)</text:p>
      <text:p text:style-name="P5">Le programme décortique ce nombre pour afficher le nombre d’unité<text:span text:style-name="T1">s</text:span>, le nombre de dizaines, le nombre de centaines, de milliers, de dizaines de milliers, de centaines de milliers <text:span text:style-name="T1">et de millions</text:span>)</text:p>
      <text:p text:style-name="P5"/>
      <text:p text:style-name="P5">exemple : l’utilisateur saisit ‘<text:span text:style-name="T4">2304</text:span>’ et le programme affiche</text:p>
      <text:p text:style-name="P5">- <text:span text:style-name="T1">0 millions</text:span></text:p>
      <text:p text:style-name="P5">- 0 centaines de milliers</text:p>
      <text:p text:style-name="P5">- 0 dizaines de milliers</text:p>
      <text:p text:style-name="P5">- deux milliers</text:p>
      <text:p text:style-name="P5">- 3 centaines</text:p>
      <text:p text:style-name="P5">- 0 dizaines</text:p>
      <text:p text:style-name="P5">- 4 unités</text:p>
      <text:p text:style-name="P2"><text:tab/><text:span text:style-name="T3">Dans un fichier texte lecon_3_3.txt, mettre tous les cas de saisie que vous avez essayé pour tester ce programme.</text:span></text:p>
      <text:p text:style-name="P1">Attention : l’utilisateur peut saisir ‘<text:span text:style-name="T4">2 304</text:span>’. Si tu as le courage, essaye aussi de traiter les pluriels (1 centaine 3 centaines)…</text:p>
      <text:p text:style-name="P1"/>
      <text:p text:style-name="P3"><text:span text:style-name="T5">4)</text:span> Faire un programme Lecon_3_4 qui demande une série de nombres (entiers, stockés dans un tableau d’<text:span text:style-name="T4">int</text:span>) et qui ensuite fait le tri de ce tableau et l’affiche trié. La méthode de tri est le tri par bulle (bubble so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 Uralic" svg:font-family="'Mono Uralic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03:20:12.940088684</meta:creation-date>
    <dc:date>2021-06-06T13:32:27.268580938</dc:date>
    <meta:editing-duration>PT1H33M22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49" meta:word-count="346" meta:character-count="1851" meta:non-whitespace-character-count="1553"/>
  </office:meta>
</office:document-meta>
</file>